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0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5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0">Original</text:p>
            <text:p text:style-name="P21">Recibo Nro</text:p>
            <text:p text:style-name="P22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6">R</text:span><text:span text:style-name="T5">ecibo Nro</text:span></text:p>
            <text:p text:style-name="P8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1">APELLIDO Y NOMBRE</text:p>
            <text:p text:style-name="P15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2">APELLIDO Y NOMBRE</text:p>
            <text:p text:style-name="P16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1">CUIT</text:p>
            <text:p text:style-name="P14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1">CUIT</text:p>
            <text:p text:style-name="P14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5">PERIODO DE LIQUIDACIÓN</text:p>
            <text:p text:style-name="P13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5">PERIODO DE LIQUIDACIÓN</text:p>
            <text:p text:style-name="P13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5">CATEGORÍA PROFESIONAL</text:p>
            <text:p text:style-name="P13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5">CATEGORÍA PROFESIONAL</text:p>
            <text:p text:style-name="P13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8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table:number-columns-spanned="2" office:value-type="string">
            <text:p text:style-name="P30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table:number-columns-spanned="2" office:value-type="string">
            <text:p text:style-name="P30">DEDUCCIONES</text:p>
          </table:table-cell>
          <table:covered-table-cell/>
        </table:table-row>
        <table:table-row>
          <table:table-cell table:style-name="Recibo1.A3" office:value-type="string">
            <text:p text:style-name="P9"><text:placeholder text:placeholder-type="text">&lt;concepto_liquidado&gt;</text:placeholder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Recibo1.A3" table:number-columns-spanned="2" office:value-type="string">
            <text:p text:style-name="P33"><text:placeholder text:placeholder-type="text">&lt;formatLang(recibo.amount, recibo.party.lang, currency=recibo.currency)&gt;</text:placeholder></text:p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9"><text:placeholder text:placeholder-type="text">&lt;concepto_liquidado&gt;</text:placeholder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Recibo1.A3" table:number-columns-spanned="2" office:value-type="string">
            <text:p text:style-name="P33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>
          <table:table-cell table:style-name="Recibo1.A3" office:value-type="string">
            <text:p text:style-name="P28">TOTAL</text:p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3" table:number-columns-spanned="2" office:value-type="string">
            <text:p text:style-name="P23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8">TOTAL</text:p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3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6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6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Recibo1.13">
          <table:table-cell table:style-name="Recibo1.A3" table:number-columns-spanned="5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3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7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54M45S</meta:editing-duration>
    <meta:editing-cycles>15</meta:editing-cycles>
    <meta:generator>LibreOffice/4.2.8.2$Linux_X86_64 LibreOffice_project/420m0$Build-2</meta:generator>
    <dc:date>2015-08-18T15:30:52.902254443</dc:date>
    <meta:document-statistic meta:table-count="1" meta:image-count="0" meta:object-count="0" meta:page-count="3" meta:paragraph-count="63" meta:word-count="138" meta:character-count="2349" meta:non-whitespace-character-count="1615"/>
  </office:meta>
</office:document-meta>
</file>